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office:value-type="float" office:value="477196" calcext:value-type="float">
            <text:p>4771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 table:number-columns-repeated="2"/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 table:number-rows-repeated="1047177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M1190:peru.R12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22:08:42.4071985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14T22:12:09.056589723</dc:date>
    <dc:creator>Jesus Castagnetto</dc:creator>
    <meta:editing-duration>PT14H18M20S</meta:editing-duration>
    <meta:editing-cycles>101</meta:editing-cycles>
    <meta:generator>LibreOffice/6.4.3.2$Linux_X86_64 LibreOffice_project/40$Build-2</meta:generator>
    <meta:document-statistic meta:table-count="1" meta:cell-count="9680" meta:object-count="0"/>
  </office:meta>
</office:document-meta>
</file>